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102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102cm" draw:marker-end-center="false" draw:fill="none" draw:textarea-vertical-align="middle"/>
    </style:style>
    <style:style style:name="gr7" style:family="graphic" style:parent-style-name="objectwithoutfill">
      <style:graphic-properties draw:marker-start="Arrow" draw:marker-start-width="0.102cm" draw:marker-end="" draw:marker-end-width="0.102cm" draw:marker-end-center="false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4.66cm" svg:y1="9.98cm" svg:x2="8.138cm" svg:y2="7.937cm" draw:start-shape="id1" draw:start-glue-point="8" draw:end-shape="id2" draw:end-glue-point="8" svg:d="M4660 9980c0 751 3478 1773 3478-2043" svg:viewBox="0 0 3479 2758">
          <text:p/>
        </draw:connector>
        <draw:connector draw:style-name="gr1" draw:text-style-name="P1" draw:layer="layout" draw:type="curve" svg:x1="5.36cm" svg:y1="9.98cm" svg:x2="8.838cm" svg:y2="7.937cm" draw:start-shape="id3" draw:start-glue-point="8" draw:end-shape="id4" draw:end-glue-point="8" svg:d="M5360 9980c0 751 3478 1773 3478-2043" svg:viewBox="0 0 3479 2758">
          <text:p/>
        </draw:connector>
        <draw:connector draw:style-name="gr1" draw:text-style-name="P1" draw:layer="layout" draw:type="curve" svg:x1="6.06cm" svg:y1="9.98cm" svg:x2="9.538cm" svg:y2="7.937cm" draw:start-shape="id5" draw:start-glue-point="8" draw:end-shape="id6" draw:end-glue-point="8" svg:d="M6060 9980c0 751 3478 1773 3478-2043" svg:viewBox="0 0 3479 2758">
          <text:p/>
        </draw:connector>
        <draw:connector draw:style-name="gr1" draw:text-style-name="P1" draw:layer="layout" draw:type="curve" svg:x1="17.431cm" svg:y1="10.002cm" svg:x2="13.738cm" svg:y2="7.937cm" draw:start-shape="id7" draw:start-glue-point="8" draw:end-shape="id8" draw:end-glue-point="8" svg:d="M17431 10002c0 751-3693 1784-3693-2065" svg:viewBox="0 0 3694 2781">
          <text:p/>
        </draw:connector>
        <draw:connector draw:style-name="gr1" draw:text-style-name="P1" draw:layer="layout" draw:type="curve" svg:x1="16.731cm" svg:y1="10.002cm" svg:x2="13.038cm" svg:y2="7.937cm" draw:start-shape="id9" draw:start-glue-point="8" draw:end-shape="id10" draw:end-glue-point="8" svg:d="M16731 10002c0 751-3693 1784-3693-2065" svg:viewBox="0 0 3694 2781">
          <text:p/>
        </draw:connector>
        <draw:connector draw:style-name="gr1" draw:text-style-name="P1" draw:layer="layout" draw:type="curve" svg:x1="16.031cm" svg:y1="10.002cm" svg:x2="12.338cm" svg:y2="7.937cm" draw:start-shape="id11" draw:start-glue-point="8" draw:end-shape="id12" draw:end-glue-point="8" svg:d="M16031 10002c0 751-3693 1784-3693-2065" svg:viewBox="0 0 3694 2781">
          <text:p/>
        </draw:connector>
        <draw:custom-shape draw:style-name="gr2" draw:text-style-name="P2" xml:id="id25" draw:id="id25" draw:layer="layout" svg:width="0.635cm" svg:height="0.635cm" svg:x="8.5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635cm" svg:height="0.635cm" svg:x="9.2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635cm" svg:height="0.635cm" svg:x="12.0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0.635cm" svg:height="0.635cm" svg:x="12.72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635cm" svg:height="0.635cm" svg:x="7.8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635cm" svg:height="0.635cm" svg:x="8.5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635cm" svg:height="0.635cm" svg:x="9.2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635cm" svg:height="0.635cm" svg:x="9.9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0.635cm" svg:height="0.635cm" svg:x="11.3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635cm" svg:height="0.635cm" svg:x="12.0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635cm" svg:height="0.635cm" svg:x="12.7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635cm" svg:height="0.635cm" svg:x="13.4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635cm" svg:height="0.635cm" svg:x="11.3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635cm" svg:height="0.635cm" svg:x="12.0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635cm" svg:height="0.635cm" svg:x="12.7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635cm" svg:height="0.635cm" svg:x="10.62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635cm" svg:height="0.635cm" svg:x="8.5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635cm" svg:height="0.635cm" svg:x="9.2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635cm" svg:height="0.635cm" svg:x="9.92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6" draw:id="id26" draw:layer="layout" svg:width="0.254cm" svg:height="0.254cm" svg:x="8.7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8" draw:id="id28" draw:layer="layout" svg:width="0.254cm" svg:height="0.254cm" svg:x="9.421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0" draw:id="id30" draw:layer="layout" svg:width="0.254cm" svg:height="0.254cm" svg:x="12.221cm" svg:y="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2" draw:id="id32" draw:layer="layout" svg:width="0.254cm" svg:height="0.254cm" svg:x="12.922cm" svg:y="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1" draw:id="id21" draw:layer="layout" svg:width="0.254cm" svg:height="0.254cm" svg:x="12.222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3" draw:id="id23" draw:layer="layout" svg:width="0.254cm" svg:height="0.254cm" svg:x="12.923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9" draw:id="id19" draw:layer="layout" svg:width="0.254cm" svg:height="0.254cm" svg:x="11.523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0.254cm" svg:height="0.254cm" svg:x="9.423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7" draw:id="id17" draw:layer="layout" svg:width="0.254cm" svg:height="0.254cm" svg:x="10.124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0.254cm" svg:height="0.254cm" svg:x="8.724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851cm" svg:y1="11.006cm" svg:x2="8.838cm" svg:y2="9.937cm" draw:start-shape="id13" draw:start-glue-point="4" draw:end-shape="id14" draw:end-glue-point="8" svg:d="M8851 11006l-13-1069" svg:viewBox="0 0 14 1070">
          <text:p/>
        </draw:connector>
        <draw:connector draw:style-name="gr5" draw:text-style-name="P1" draw:layer="layout" draw:type="line" svg:x1="9.55cm" svg:y1="11.005cm" svg:x2="9.538cm" svg:y2="9.937cm" draw:start-shape="id15" draw:start-glue-point="4" draw:end-shape="id16" draw:end-glue-point="8" svg:d="M9550 11005l-12-1068" svg:viewBox="0 0 13 1069">
          <text:p/>
        </draw:connector>
        <draw:connector draw:style-name="gr5" draw:text-style-name="P1" draw:layer="layout" draw:type="line" svg:x1="10.251cm" svg:y1="11.006cm" svg:x2="10.238cm" svg:y2="9.937cm" draw:start-shape="id17" draw:start-glue-point="4" draw:end-shape="id18" draw:end-glue-point="8" svg:d="M10251 11006l-13-1069" svg:viewBox="0 0 14 1070">
          <text:p/>
        </draw:connector>
        <draw:connector draw:style-name="gr5" draw:text-style-name="P1" draw:layer="layout" draw:type="line" svg:x1="11.65cm" svg:y1="11.005cm" svg:x2="11.638cm" svg:y2="9.937cm" draw:start-shape="id19" draw:start-glue-point="4" draw:end-shape="id20" draw:end-glue-point="8" svg:d="M11650 11005l-12-1068" svg:viewBox="0 0 13 1069">
          <text:p/>
        </draw:connector>
        <draw:connector draw:style-name="gr5" draw:text-style-name="P1" draw:layer="layout" draw:type="line" svg:x1="12.349cm" svg:y1="11.004cm" svg:x2="12.338cm" svg:y2="9.937cm" draw:start-shape="id21" draw:start-glue-point="4" draw:end-shape="id22" draw:end-glue-point="8" svg:d="M12349 11004l-11-1067" svg:viewBox="0 0 12 1068">
          <text:p/>
        </draw:connector>
        <draw:connector draw:style-name="gr5" draw:text-style-name="P1" draw:layer="layout" draw:type="line" svg:x1="13.05cm" svg:y1="11.005cm" svg:x2="13.038cm" svg:y2="9.937cm" draw:start-shape="id23" draw:start-glue-point="4" draw:end-shape="id24" draw:end-glue-point="8" svg:d="M13050 11005l-12-1068" svg:viewBox="0 0 13 1069">
          <text:p/>
        </draw:connector>
        <draw:connector draw:style-name="gr5" draw:text-style-name="P1" draw:layer="layout" draw:type="line" svg:x1="8.838cm" svg:y1="5.402cm" svg:x2="8.847cm" svg:y2="4.556cm" draw:start-shape="id25" draw:start-glue-point="4" draw:end-shape="id26" draw:end-glue-point="8" svg:d="M8838 5402l9-846" svg:viewBox="0 0 10 847">
          <text:p/>
        </draw:connector>
        <draw:connector draw:style-name="gr5" draw:text-style-name="P1" draw:layer="layout" draw:type="line" svg:x1="9.538cm" svg:y1="5.402cm" svg:x2="9.548cm" svg:y2="4.557cm" draw:start-shape="id27" draw:start-glue-point="4" draw:end-shape="id28" draw:end-glue-point="8" svg:d="M9538 5402l10-845" svg:viewBox="0 0 11 846">
          <text:p/>
        </draw:connector>
        <draw:connector draw:style-name="gr5" draw:text-style-name="P1" draw:layer="layout" draw:type="line" svg:x1="12.338cm" svg:y1="5.402cm" svg:x2="12.348cm" svg:y2="4.557cm" draw:start-shape="id29" draw:start-glue-point="4" draw:end-shape="id30" draw:end-glue-point="8" svg:d="M12338 5402l10-845" svg:viewBox="0 0 11 846">
          <text:p/>
        </draw:connector>
        <draw:connector draw:style-name="gr5" draw:text-style-name="P1" draw:layer="layout" draw:type="line" svg:x1="13.038cm" svg:y1="5.402cm" svg:x2="13.049cm" svg:y2="4.558cm" draw:start-shape="id31" draw:start-glue-point="4" draw:end-shape="id32" draw:end-glue-point="8" svg:d="M13038 5402l11-844" svg:viewBox="0 0 12 845">
          <text:p/>
        </draw:connector>
        <draw:connector draw:style-name="gr6" draw:text-style-name="P1" draw:layer="layout" draw:type="line" svg:x1="8.138cm" svg:y1="7.302cm" svg:x2="8.838cm" svg:y2="6.037cm" draw:start-shape="id2" draw:start-glue-point="4" draw:end-shape="id25" draw:end-glue-point="8" svg:d="M8138 7302l700-1265" svg:viewBox="0 0 701 1266">
          <text:p/>
        </draw:connector>
        <draw:connector draw:style-name="gr6" draw:text-style-name="P1" draw:layer="layout" draw:type="line" svg:x1="10.938cm" svg:y1="7.302cm" svg:x2="13.038cm" svg:y2="6.037cm" draw:start-shape="id33" draw:start-glue-point="4" draw:end-shape="id31" draw:end-glue-point="8" svg:d="M10938 7302l2100-1265" svg:viewBox="0 0 2101 1266">
          <text:p/>
        </draw:connector>
        <draw:connector draw:style-name="gr6" draw:text-style-name="P1" draw:layer="layout" draw:type="line" svg:x1="10.938cm" svg:y1="7.302cm" svg:x2="12.337cm" svg:y2="6.037cm" draw:start-shape="id33" draw:start-glue-point="4" draw:end-shape="id29" svg:d="M10938 7302l1399-1265" svg:viewBox="0 0 1400 1266">
          <text:p/>
        </draw:connector>
        <draw:connector draw:style-name="gr6" draw:text-style-name="P1" draw:layer="layout" draw:type="line" svg:x1="10.937cm" svg:y1="7.302cm" svg:x2="9.538cm" svg:y2="6.037cm" draw:start-shape="id33" draw:end-shape="id27" draw:end-glue-point="8" svg:d="M10937 7302l-1399-1265" svg:viewBox="0 0 1400 1266">
          <text:p/>
        </draw:connector>
        <draw:connector draw:style-name="gr6" draw:text-style-name="P1" draw:layer="layout" draw:type="line" svg:x1="8.138cm" svg:y1="7.302cm" svg:x2="13.038cm" svg:y2="6.037cm" draw:start-shape="id2" draw:start-glue-point="4" draw:end-shape="id31" draw:end-glue-point="8" svg:d="M8138 7302l4900-1265" svg:viewBox="0 0 4901 1266">
          <text:p/>
        </draw:connector>
        <draw:connector draw:style-name="gr6" draw:text-style-name="P1" draw:layer="layout" draw:type="line" svg:x1="11.638cm" svg:y1="7.302cm" svg:x2="9.538cm" svg:y2="6.037cm" draw:start-shape="id34" draw:start-glue-point="4" draw:end-shape="id27" draw:end-glue-point="8" svg:d="M11638 7302l-2100-1265" svg:viewBox="0 0 2101 1266">
          <text:p/>
        </draw:connector>
        <draw:connector draw:style-name="gr6" draw:text-style-name="P1" draw:layer="layout" draw:type="line" svg:x1="11.638cm" svg:y1="7.302cm" svg:x2="8.838cm" svg:y2="6.037cm" draw:start-shape="id34" draw:start-glue-point="4" draw:end-shape="id25" draw:end-glue-point="8" svg:d="M11638 7302l-2800-1265" svg:viewBox="0 0 2801 1266">
          <text:p/>
        </draw:connector>
        <draw:connector draw:style-name="gr6" draw:text-style-name="P1" draw:layer="layout" draw:type="line" svg:x1="8.138cm" svg:y1="7.302cm" svg:x2="9.538cm" svg:y2="6.037cm" draw:start-shape="id2" draw:start-glue-point="4" draw:end-shape="id27" draw:end-glue-point="8" svg:d="M8138 7302l1400-1265" svg:viewBox="0 0 1401 1266">
          <text:p/>
        </draw:connector>
        <draw:connector draw:style-name="gr6" draw:text-style-name="P1" draw:layer="layout" draw:type="line" svg:x1="8.138cm" svg:y1="7.302cm" svg:x2="12.338cm" svg:y2="6.037cm" draw:start-shape="id2" draw:start-glue-point="4" draw:end-shape="id29" draw:end-glue-point="8" svg:d="M8138 7302l4200-1265" svg:viewBox="0 0 4201 1266">
          <text:p/>
        </draw:connector>
        <draw:connector draw:style-name="gr6" draw:text-style-name="P1" draw:layer="layout" draw:type="line" svg:x1="8.838cm" svg:y1="7.302cm" svg:x2="8.837cm" svg:y2="6.037cm" draw:start-shape="id4" draw:start-glue-point="4" draw:end-shape="id25" svg:d="M8838 7302l-1-1265" svg:viewBox="0 0 2 1266">
          <text:p/>
        </draw:connector>
        <draw:connector draw:style-name="gr6" draw:text-style-name="P1" draw:layer="layout" draw:type="line" svg:x1="8.838cm" svg:y1="7.302cm" svg:x2="9.537cm" svg:y2="6.037cm" draw:start-shape="id4" draw:start-glue-point="4" draw:end-shape="id27" svg:d="M8838 7302l699-1265" svg:viewBox="0 0 700 1266">
          <text:p/>
        </draw:connector>
        <draw:connector draw:style-name="gr6" draw:text-style-name="P1" draw:layer="layout" draw:type="line" svg:x1="8.838cm" svg:y1="7.302cm" svg:x2="12.338cm" svg:y2="6.037cm" draw:start-shape="id4" draw:start-glue-point="4" draw:end-shape="id29" draw:end-glue-point="8" svg:d="M8838 7302l3500-1265" svg:viewBox="0 0 3501 1266">
          <text:p/>
        </draw:connector>
        <draw:connector draw:style-name="gr6" draw:text-style-name="P1" draw:layer="layout" draw:type="line" svg:x1="8.838cm" svg:y1="7.302cm" svg:x2="13.038cm" svg:y2="6.037cm" draw:start-shape="id4" draw:start-glue-point="4" draw:end-shape="id31" draw:end-glue-point="8" svg:d="M8838 7302l4200-1265" svg:viewBox="0 0 4201 1266">
          <text:p/>
        </draw:connector>
        <draw:connector draw:style-name="gr6" draw:text-style-name="P1" draw:layer="layout" draw:type="line" svg:x1="9.538cm" svg:y1="7.302cm" svg:x2="8.838cm" svg:y2="6.037cm" draw:start-shape="id6" draw:start-glue-point="4" draw:end-shape="id25" draw:end-glue-point="8" svg:d="M9538 7302l-700-1265" svg:viewBox="0 0 701 1266">
          <text:p/>
        </draw:connector>
        <draw:connector draw:style-name="gr6" draw:text-style-name="P1" draw:layer="layout" draw:type="line" svg:x1="9.538cm" svg:y1="7.302cm" svg:x2="9.538cm" svg:y2="6.037cm" draw:start-shape="id6" draw:start-glue-point="4" draw:end-shape="id27" draw:end-glue-point="8" svg:d="M9538 7302v-1265" svg:viewBox="0 0 1 1266">
          <text:p/>
        </draw:connector>
        <draw:connector draw:style-name="gr6" draw:text-style-name="P1" draw:layer="layout" draw:type="line" svg:x1="9.538cm" svg:y1="7.302cm" svg:x2="12.338cm" svg:y2="6.037cm" draw:start-shape="id6" draw:start-glue-point="4" draw:end-shape="id29" draw:end-glue-point="8" svg:d="M9538 7302l2800-1265" svg:viewBox="0 0 2801 1266">
          <text:p/>
        </draw:connector>
        <draw:connector draw:style-name="gr6" draw:text-style-name="P1" draw:layer="layout" draw:type="line" svg:x1="9.538cm" svg:y1="7.302cm" svg:x2="13.038cm" svg:y2="6.037cm" draw:start-shape="id6" draw:start-glue-point="4" draw:end-shape="id31" draw:end-glue-point="8" svg:d="M9538 7302l3500-1265" svg:viewBox="0 0 3501 1266">
          <text:p/>
        </draw:connector>
        <draw:connector draw:style-name="gr6" draw:text-style-name="P1" draw:layer="layout" draw:type="line" svg:x1="10.238cm" svg:y1="7.302cm" svg:x2="8.838cm" svg:y2="6.037cm" draw:start-shape="id35" draw:start-glue-point="4" draw:end-shape="id25" draw:end-glue-point="8" svg:d="M10238 7302l-1400-1265" svg:viewBox="0 0 1401 1266">
          <text:p/>
        </draw:connector>
        <draw:connector draw:style-name="gr6" draw:text-style-name="P1" draw:layer="layout" draw:type="line" svg:x1="10.238cm" svg:y1="7.302cm" svg:x2="9.538cm" svg:y2="6.037cm" draw:start-shape="id35" draw:start-glue-point="4" draw:end-shape="id27" draw:end-glue-point="8" svg:d="M10238 7302l-700-1265" svg:viewBox="0 0 701 1266">
          <text:p/>
        </draw:connector>
        <draw:connector draw:style-name="gr6" draw:text-style-name="P1" draw:layer="layout" draw:type="line" svg:x1="10.238cm" svg:y1="7.302cm" svg:x2="12.338cm" svg:y2="6.037cm" draw:start-shape="id35" draw:start-glue-point="4" draw:end-shape="id29" draw:end-glue-point="8" svg:d="M10238 7302l2100-1265" svg:viewBox="0 0 2101 1266">
          <text:p/>
        </draw:connector>
        <draw:connector draw:style-name="gr6" draw:text-style-name="P1" draw:layer="layout" draw:type="line" svg:x1="10.238cm" svg:y1="7.302cm" svg:x2="13.038cm" svg:y2="6.037cm" draw:start-shape="id35" draw:start-glue-point="4" draw:end-shape="id31" draw:end-glue-point="8" svg:d="M10238 7302l2800-1265" svg:viewBox="0 0 2801 1266">
          <text:p/>
        </draw:connector>
        <draw:connector draw:style-name="gr6" draw:text-style-name="P1" draw:layer="layout" draw:type="line" svg:x1="10.938cm" svg:y1="7.302cm" svg:x2="8.838cm" svg:y2="6.037cm" draw:start-shape="id33" draw:start-glue-point="4" draw:end-shape="id25" draw:end-glue-point="8" svg:d="M10938 7302l-2100-1265" svg:viewBox="0 0 2101 1266">
          <text:p/>
        </draw:connector>
        <draw:connector draw:style-name="gr6" draw:text-style-name="P1" draw:layer="layout" draw:type="line" svg:x1="11.638cm" svg:y1="7.302cm" svg:x2="12.337cm" svg:y2="6.037cm" draw:start-shape="id34" draw:start-glue-point="4" draw:end-shape="id29" svg:d="M11638 7302l699-1265" svg:viewBox="0 0 700 1266">
          <text:p/>
        </draw:connector>
        <draw:connector draw:style-name="gr6" draw:text-style-name="P1" draw:layer="layout" draw:type="line" svg:x1="11.638cm" svg:y1="7.302cm" svg:x2="13.038cm" svg:y2="6.037cm" draw:start-shape="id34" draw:start-glue-point="4" draw:end-shape="id31" draw:end-glue-point="8" svg:d="M11638 7302l1400-1265" svg:viewBox="0 0 1401 1266">
          <text:p/>
        </draw:connector>
        <draw:connector draw:style-name="gr6" draw:text-style-name="P1" draw:layer="layout" draw:type="line" svg:x1="12.337cm" svg:y1="7.302cm" svg:x2="9.538cm" svg:y2="6.037cm" draw:start-shape="id12" draw:end-shape="id27" draw:end-glue-point="8" svg:d="M12337 7302l-2799-1265" svg:viewBox="0 0 2800 1266">
          <text:p/>
        </draw:connector>
        <draw:connector draw:style-name="gr6" draw:text-style-name="P1" draw:layer="layout" draw:type="line" svg:x1="12.338cm" svg:y1="7.302cm" svg:x2="8.838cm" svg:y2="6.037cm" draw:start-shape="id12" draw:start-glue-point="4" draw:end-shape="id25" draw:end-glue-point="8" svg:d="M12338 7302l-3500-1265" svg:viewBox="0 0 3501 1266">
          <text:p/>
        </draw:connector>
        <draw:connector draw:style-name="gr6" draw:text-style-name="P1" draw:layer="layout" draw:type="line" svg:x1="12.338cm" svg:y1="7.302cm" svg:x2="12.337cm" svg:y2="6.037cm" draw:start-shape="id12" draw:start-glue-point="4" draw:end-shape="id29" svg:d="M12338 7302l-1-1265" svg:viewBox="0 0 2 1266">
          <text:p/>
        </draw:connector>
        <draw:connector draw:style-name="gr6" draw:text-style-name="P1" draw:layer="layout" draw:type="line" svg:x1="12.338cm" svg:y1="7.302cm" svg:x2="13.037cm" svg:y2="6.037cm" draw:start-shape="id12" draw:start-glue-point="4" draw:end-shape="id31" svg:d="M12338 7302l699-1265" svg:viewBox="0 0 700 1266">
          <text:p/>
        </draw:connector>
        <draw:connector draw:style-name="gr6" draw:text-style-name="P1" draw:layer="layout" draw:type="line" svg:x1="13.038cm" svg:y1="7.302cm" svg:x2="8.838cm" svg:y2="6.037cm" draw:start-shape="id10" draw:start-glue-point="4" draw:end-shape="id25" draw:end-glue-point="8" svg:d="M13038 7302l-4200-1265" svg:viewBox="0 0 4201 1266">
          <text:p/>
        </draw:connector>
        <draw:connector draw:style-name="gr6" draw:text-style-name="P1" draw:layer="layout" draw:type="line" svg:x1="13.038cm" svg:y1="7.302cm" svg:x2="9.538cm" svg:y2="6.037cm" draw:start-shape="id10" draw:start-glue-point="4" draw:end-shape="id27" draw:end-glue-point="8" svg:d="M13038 7302l-3500-1265" svg:viewBox="0 0 3501 1266">
          <text:p/>
        </draw:connector>
        <draw:connector draw:style-name="gr6" draw:text-style-name="P1" draw:layer="layout" draw:type="line" svg:x1="13.038cm" svg:y1="7.302cm" svg:x2="12.338cm" svg:y2="6.037cm" draw:start-shape="id10" draw:start-glue-point="4" draw:end-shape="id29" draw:end-glue-point="8" svg:d="M13038 7302l-700-1265" svg:viewBox="0 0 701 1266">
          <text:p/>
        </draw:connector>
        <draw:connector draw:style-name="gr6" draw:text-style-name="P1" draw:layer="layout" draw:type="line" svg:x1="13.038cm" svg:y1="7.302cm" svg:x2="13.038cm" svg:y2="6.037cm" draw:start-shape="id10" draw:start-glue-point="4" draw:end-shape="id31" draw:end-glue-point="8" svg:d="M13038 7302v-1265" svg:viewBox="0 0 1 1266">
          <text:p/>
        </draw:connector>
        <draw:connector draw:style-name="gr6" draw:text-style-name="P1" draw:layer="layout" draw:type="line" svg:x1="13.738cm" svg:y1="7.302cm" svg:x2="8.838cm" svg:y2="6.037cm" draw:start-shape="id8" draw:start-glue-point="4" draw:end-shape="id25" draw:end-glue-point="8" svg:d="M13738 7302l-4900-1265" svg:viewBox="0 0 4901 1266">
          <text:p/>
        </draw:connector>
        <draw:connector draw:style-name="gr6" draw:text-style-name="P1" draw:layer="layout" draw:type="line" svg:x1="13.738cm" svg:y1="7.302cm" svg:x2="9.538cm" svg:y2="6.037cm" draw:start-shape="id8" draw:start-glue-point="4" draw:end-shape="id27" draw:end-glue-point="8" svg:d="M13738 7302l-4200-1265" svg:viewBox="0 0 4201 1266">
          <text:p/>
        </draw:connector>
        <draw:connector draw:style-name="gr6" draw:text-style-name="P1" draw:layer="layout" draw:type="line" svg:x1="13.738cm" svg:y1="7.302cm" svg:x2="12.338cm" svg:y2="6.037cm" draw:start-shape="id8" draw:start-glue-point="4" draw:end-shape="id29" draw:end-glue-point="8" svg:d="M13738 7302l-1400-1265" svg:viewBox="0 0 1401 1266">
          <text:p/>
        </draw:connector>
        <draw:connector draw:style-name="gr6" draw:text-style-name="P1" draw:layer="layout" draw:type="line" svg:x1="13.737cm" svg:y1="7.302cm" svg:x2="13.038cm" svg:y2="6.037cm" draw:start-shape="id8" draw:end-shape="id31" draw:end-glue-point="8" svg:d="M13737 7302l-699-1265" svg:viewBox="0 0 700 1266">
          <text:p/>
        </draw:connector>
        <draw:connector draw:style-name="gr6" draw:text-style-name="P1" draw:layer="layout" draw:type="line" svg:x1="8.838cm" svg:y1="9.302cm" svg:x2="8.838cm" svg:y2="7.937cm" draw:start-shape="id14" draw:start-glue-point="4" draw:end-shape="id4" draw:end-glue-point="8" svg:d="M8838 9302v-1365" svg:viewBox="0 0 1 1366">
          <text:p/>
        </draw:connector>
        <draw:connector draw:style-name="gr6" draw:text-style-name="P1" draw:layer="layout" draw:type="line" svg:x1="8.838cm" svg:y1="9.302cm" svg:x2="8.138cm" svg:y2="7.937cm" draw:start-shape="id14" draw:start-glue-point="4" draw:end-shape="id2" draw:end-glue-point="8" svg:d="M8838 9302l-700-1365" svg:viewBox="0 0 701 1366">
          <text:p/>
        </draw:connector>
        <draw:connector draw:style-name="gr6" draw:text-style-name="P1" draw:layer="layout" draw:type="line" svg:x1="8.838cm" svg:y1="9.302cm" svg:x2="9.538cm" svg:y2="7.937cm" draw:start-shape="id14" draw:start-glue-point="4" draw:end-shape="id6" draw:end-glue-point="8" svg:d="M8838 9302l700-1365" svg:viewBox="0 0 701 1366">
          <text:p/>
        </draw:connector>
        <draw:connector draw:style-name="gr6" draw:text-style-name="P1" draw:layer="layout" draw:type="line" svg:x1="8.838cm" svg:y1="9.302cm" svg:x2="10.238cm" svg:y2="7.937cm" draw:start-shape="id14" draw:start-glue-point="4" draw:end-shape="id35" draw:end-glue-point="8" svg:d="M8838 9302l1400-1365" svg:viewBox="0 0 1401 1366">
          <text:p/>
        </draw:connector>
        <draw:connector draw:style-name="gr6" draw:text-style-name="P1" draw:layer="layout" draw:type="line" svg:x1="8.838cm" svg:y1="9.302cm" svg:x2="10.938cm" svg:y2="7.937cm" draw:start-shape="id14" draw:start-glue-point="4" draw:end-shape="id33" draw:end-glue-point="8" svg:d="M8838 9302l2100-1365" svg:viewBox="0 0 2101 1366">
          <text:p/>
        </draw:connector>
        <draw:connector draw:style-name="gr6" draw:text-style-name="P1" draw:layer="layout" draw:type="line" svg:x1="8.838cm" svg:y1="9.302cm" svg:x2="11.638cm" svg:y2="7.937cm" draw:start-shape="id14" draw:start-glue-point="4" draw:end-shape="id34" draw:end-glue-point="8" svg:d="M8838 9302l2800-1365" svg:viewBox="0 0 2801 1366">
          <text:p/>
        </draw:connector>
        <draw:connector draw:style-name="gr6" draw:text-style-name="P1" draw:layer="layout" draw:type="line" svg:x1="8.838cm" svg:y1="9.302cm" svg:x2="12.338cm" svg:y2="7.937cm" draw:start-shape="id14" draw:start-glue-point="4" draw:end-shape="id12" draw:end-glue-point="8" svg:d="M8838 9302l3500-1365" svg:viewBox="0 0 3501 1366">
          <text:p/>
        </draw:connector>
        <draw:connector draw:style-name="gr6" draw:text-style-name="P1" draw:layer="layout" draw:type="line" svg:x1="8.838cm" svg:y1="9.302cm" svg:x2="13.038cm" svg:y2="7.937cm" draw:start-shape="id14" draw:start-glue-point="4" draw:end-shape="id10" draw:end-glue-point="8" svg:d="M8838 9302l4200-1365" svg:viewBox="0 0 4201 1366">
          <text:p/>
        </draw:connector>
        <draw:connector draw:style-name="gr6" draw:text-style-name="P1" draw:layer="layout" draw:type="line" svg:x1="8.838cm" svg:y1="9.302cm" svg:x2="13.738cm" svg:y2="7.937cm" draw:start-shape="id14" draw:start-glue-point="4" draw:end-shape="id8" draw:end-glue-point="8" svg:d="M8838 9302l4900-1365" svg:viewBox="0 0 4901 1366">
          <text:p/>
        </draw:connector>
        <draw:connector draw:style-name="gr6" draw:text-style-name="P1" draw:layer="layout" draw:type="line" svg:x1="9.538cm" svg:y1="9.302cm" svg:x2="8.138cm" svg:y2="7.937cm" draw:start-shape="id16" draw:start-glue-point="4" draw:end-shape="id2" draw:end-glue-point="8" svg:d="M9538 9302l-1400-1365" svg:viewBox="0 0 1401 1366">
          <text:p/>
        </draw:connector>
        <draw:connector draw:style-name="gr6" draw:text-style-name="P1" draw:layer="layout" draw:type="line" svg:x1="9.538cm" svg:y1="9.302cm" svg:x2="8.838cm" svg:y2="7.937cm" draw:start-shape="id16" draw:start-glue-point="4" draw:end-shape="id4" draw:end-glue-point="8" svg:d="M9538 9302l-700-1365" svg:viewBox="0 0 701 1366">
          <text:p/>
        </draw:connector>
        <draw:connector draw:style-name="gr6" draw:text-style-name="P1" draw:layer="layout" draw:type="line" svg:x1="9.538cm" svg:y1="9.302cm" svg:x2="9.538cm" svg:y2="7.937cm" draw:start-shape="id16" draw:start-glue-point="4" draw:end-shape="id6" draw:end-glue-point="8" svg:d="M9538 9302v-1365" svg:viewBox="0 0 1 1366">
          <text:p/>
        </draw:connector>
        <draw:connector draw:style-name="gr6" draw:text-style-name="P1" draw:layer="layout" draw:type="line" svg:x1="9.538cm" svg:y1="9.302cm" svg:x2="10.238cm" svg:y2="7.937cm" draw:start-shape="id16" draw:start-glue-point="4" draw:end-shape="id35" draw:end-glue-point="8" svg:d="M9538 9302l700-1365" svg:viewBox="0 0 701 1366">
          <text:p/>
        </draw:connector>
        <draw:connector draw:style-name="gr6" draw:text-style-name="P1" draw:layer="layout" draw:type="line" svg:x1="9.538cm" svg:y1="9.302cm" svg:x2="10.938cm" svg:y2="7.937cm" draw:start-shape="id16" draw:start-glue-point="4" draw:end-shape="id33" draw:end-glue-point="8" svg:d="M9538 9302l1400-1365" svg:viewBox="0 0 1401 1366">
          <text:p/>
        </draw:connector>
        <draw:connector draw:style-name="gr6" draw:text-style-name="P1" draw:layer="layout" draw:type="line" svg:x1="9.538cm" svg:y1="9.302cm" svg:x2="11.638cm" svg:y2="7.937cm" draw:start-shape="id16" draw:start-glue-point="4" draw:end-shape="id34" draw:end-glue-point="8" svg:d="M9538 9302l2100-1365" svg:viewBox="0 0 2101 1366">
          <text:p/>
        </draw:connector>
        <draw:connector draw:style-name="gr6" draw:text-style-name="P1" draw:layer="layout" draw:type="line" svg:x1="9.538cm" svg:y1="9.302cm" svg:x2="12.338cm" svg:y2="7.937cm" draw:start-shape="id16" draw:start-glue-point="4" draw:end-shape="id12" draw:end-glue-point="8" svg:d="M9538 9302l2800-1365" svg:viewBox="0 0 2801 1366">
          <text:p/>
        </draw:connector>
        <draw:connector draw:style-name="gr6" draw:text-style-name="P1" draw:layer="layout" draw:type="line" svg:x1="9.538cm" svg:y1="9.302cm" svg:x2="13.038cm" svg:y2="7.937cm" draw:start-shape="id16" draw:start-glue-point="4" draw:end-shape="id10" draw:end-glue-point="8" svg:d="M9538 9302l3500-1365" svg:viewBox="0 0 3501 1366">
          <text:p/>
        </draw:connector>
        <draw:connector draw:style-name="gr6" draw:text-style-name="P1" draw:layer="layout" draw:type="line" svg:x1="9.538cm" svg:y1="9.302cm" svg:x2="13.738cm" svg:y2="7.937cm" draw:start-shape="id16" draw:start-glue-point="4" draw:end-shape="id8" draw:end-glue-point="8" svg:d="M9538 9302l4200-1365" svg:viewBox="0 0 4201 1366">
          <text:p/>
        </draw:connector>
        <draw:connector draw:style-name="gr6" draw:text-style-name="P1" draw:layer="layout" draw:type="line" svg:x1="10.238cm" svg:y1="9.302cm" svg:x2="8.138cm" svg:y2="7.937cm" draw:start-shape="id18" draw:start-glue-point="4" draw:end-shape="id2" draw:end-glue-point="8" svg:d="M10238 9302l-2100-1365" svg:viewBox="0 0 2101 1366">
          <text:p/>
        </draw:connector>
        <draw:connector draw:style-name="gr6" draw:text-style-name="P1" draw:layer="layout" draw:type="line" svg:x1="10.238cm" svg:y1="9.302cm" svg:x2="8.838cm" svg:y2="7.937cm" draw:start-shape="id18" draw:start-glue-point="4" draw:end-shape="id4" draw:end-glue-point="8" svg:d="M10238 9302l-1400-1365" svg:viewBox="0 0 1401 1366">
          <text:p/>
        </draw:connector>
        <draw:connector draw:style-name="gr6" draw:text-style-name="P1" draw:layer="layout" draw:type="line" svg:x1="10.238cm" svg:y1="9.302cm" svg:x2="9.538cm" svg:y2="7.937cm" draw:start-shape="id18" draw:start-glue-point="4" draw:end-shape="id6" draw:end-glue-point="8" svg:d="M10238 9302l-700-1365" svg:viewBox="0 0 701 1366">
          <text:p/>
        </draw:connector>
        <draw:connector draw:style-name="gr6" draw:text-style-name="P1" draw:layer="layout" draw:type="line" svg:x1="10.238cm" svg:y1="9.302cm" svg:x2="10.238cm" svg:y2="7.937cm" draw:start-shape="id18" draw:start-glue-point="4" draw:end-shape="id35" draw:end-glue-point="8" svg:d="M10238 9302v-1365" svg:viewBox="0 0 1 1366">
          <text:p/>
        </draw:connector>
        <draw:connector draw:style-name="gr6" draw:text-style-name="P1" draw:layer="layout" draw:type="line" svg:x1="10.238cm" svg:y1="9.302cm" svg:x2="10.938cm" svg:y2="7.937cm" draw:start-shape="id18" draw:start-glue-point="4" draw:end-shape="id33" draw:end-glue-point="8" svg:d="M10238 9302l700-1365" svg:viewBox="0 0 701 1366">
          <text:p/>
        </draw:connector>
        <draw:connector draw:style-name="gr6" draw:text-style-name="P1" draw:layer="layout" draw:type="line" svg:x1="10.238cm" svg:y1="9.302cm" svg:x2="11.638cm" svg:y2="7.937cm" draw:start-shape="id18" draw:start-glue-point="4" draw:end-shape="id34" draw:end-glue-point="8" svg:d="M10238 9302l1400-1365" svg:viewBox="0 0 1401 1366">
          <text:p/>
        </draw:connector>
        <draw:connector draw:style-name="gr6" draw:text-style-name="P1" draw:layer="layout" draw:type="line" svg:x1="10.238cm" svg:y1="9.302cm" svg:x2="12.338cm" svg:y2="7.937cm" draw:start-shape="id18" draw:start-glue-point="4" draw:end-shape="id12" draw:end-glue-point="8" svg:d="M10238 9302l2100-1365" svg:viewBox="0 0 2101 1366">
          <text:p/>
        </draw:connector>
        <draw:connector draw:style-name="gr6" draw:text-style-name="P1" draw:layer="layout" draw:type="line" svg:x1="10.238cm" svg:y1="9.302cm" svg:x2="13.038cm" svg:y2="7.937cm" draw:start-shape="id18" draw:start-glue-point="4" draw:end-shape="id10" draw:end-glue-point="8" svg:d="M10238 9302l2800-1365" svg:viewBox="0 0 2801 1366">
          <text:p/>
        </draw:connector>
        <draw:connector draw:style-name="gr6" draw:text-style-name="P1" draw:layer="layout" draw:type="line" svg:x1="10.238cm" svg:y1="9.302cm" svg:x2="13.738cm" svg:y2="7.937cm" draw:start-shape="id18" draw:start-glue-point="4" draw:end-shape="id8" draw:end-glue-point="8" svg:d="M10238 9302l3500-1365" svg:viewBox="0 0 3501 1366">
          <text:p/>
        </draw:connector>
        <draw:connector draw:style-name="gr6" draw:text-style-name="P1" draw:layer="layout" draw:type="line" svg:x1="11.638cm" svg:y1="9.302cm" svg:x2="8.138cm" svg:y2="7.937cm" draw:start-shape="id20" draw:start-glue-point="4" draw:end-shape="id2" draw:end-glue-point="8" svg:d="M11638 9302l-3500-1365" svg:viewBox="0 0 3501 1366">
          <text:p/>
        </draw:connector>
        <draw:connector draw:style-name="gr6" draw:text-style-name="P1" draw:layer="layout" draw:type="line" svg:x1="11.638cm" svg:y1="9.302cm" svg:x2="8.838cm" svg:y2="7.937cm" draw:start-shape="id20" draw:start-glue-point="4" draw:end-shape="id4" draw:end-glue-point="8" svg:d="M11638 9302l-2800-1365" svg:viewBox="0 0 2801 1366">
          <text:p/>
        </draw:connector>
        <draw:connector draw:style-name="gr6" draw:text-style-name="P1" draw:layer="layout" draw:type="line" svg:x1="11.638cm" svg:y1="9.302cm" svg:x2="9.538cm" svg:y2="7.937cm" draw:start-shape="id20" draw:start-glue-point="4" draw:end-shape="id6" draw:end-glue-point="8" svg:d="M11638 9302l-2100-1365" svg:viewBox="0 0 2101 1366">
          <text:p/>
        </draw:connector>
        <draw:connector draw:style-name="gr6" draw:text-style-name="P1" draw:layer="layout" draw:type="line" svg:x1="11.638cm" svg:y1="9.302cm" svg:x2="10.238cm" svg:y2="7.937cm" draw:start-shape="id20" draw:start-glue-point="4" draw:end-shape="id35" draw:end-glue-point="8" svg:d="M11638 9302l-1400-1365" svg:viewBox="0 0 1401 1366">
          <text:p/>
        </draw:connector>
        <draw:connector draw:style-name="gr6" draw:text-style-name="P1" draw:layer="layout" draw:type="line" svg:x1="11.638cm" svg:y1="9.302cm" svg:x2="10.938cm" svg:y2="7.937cm" draw:start-shape="id20" draw:start-glue-point="4" draw:end-shape="id33" draw:end-glue-point="8" svg:d="M11638 9302l-700-1365" svg:viewBox="0 0 701 1366">
          <text:p/>
        </draw:connector>
        <draw:connector draw:style-name="gr6" draw:text-style-name="P1" draw:layer="layout" draw:type="line" svg:x1="11.638cm" svg:y1="9.302cm" svg:x2="11.638cm" svg:y2="7.937cm" draw:start-shape="id20" draw:start-glue-point="4" draw:end-shape="id34" draw:end-glue-point="8" svg:d="M11638 9302v-1365" svg:viewBox="0 0 1 1366">
          <text:p/>
        </draw:connector>
        <draw:connector draw:style-name="gr6" draw:text-style-name="P1" draw:layer="layout" draw:type="line" svg:x1="11.638cm" svg:y1="9.302cm" svg:x2="12.338cm" svg:y2="7.937cm" draw:start-shape="id20" draw:start-glue-point="4" draw:end-shape="id12" draw:end-glue-point="8" svg:d="M11638 9302l700-1365" svg:viewBox="0 0 701 1366">
          <text:p/>
        </draw:connector>
        <draw:connector draw:style-name="gr6" draw:text-style-name="P1" draw:layer="layout" draw:type="line" svg:x1="11.638cm" svg:y1="9.302cm" svg:x2="13.038cm" svg:y2="7.937cm" draw:start-shape="id20" draw:start-glue-point="4" draw:end-shape="id10" draw:end-glue-point="8" svg:d="M11638 9302l1400-1365" svg:viewBox="0 0 1401 1366">
          <text:p/>
        </draw:connector>
        <draw:connector draw:style-name="gr6" draw:text-style-name="P1" draw:layer="layout" draw:type="line" svg:x1="11.638cm" svg:y1="9.302cm" svg:x2="13.738cm" svg:y2="7.937cm" draw:start-shape="id20" draw:start-glue-point="4" draw:end-shape="id8" draw:end-glue-point="8" svg:d="M11638 9302l2100-1365" svg:viewBox="0 0 2101 1366">
          <text:p/>
        </draw:connector>
        <draw:connector draw:style-name="gr6" draw:text-style-name="P1" draw:layer="layout" draw:type="line" svg:x1="12.338cm" svg:y1="9.302cm" svg:x2="8.138cm" svg:y2="7.937cm" draw:start-shape="id22" draw:start-glue-point="4" draw:end-shape="id2" draw:end-glue-point="8" svg:d="M12338 9302l-4200-1365" svg:viewBox="0 0 4201 1366">
          <text:p/>
        </draw:connector>
        <draw:connector draw:style-name="gr6" draw:text-style-name="P1" draw:layer="layout" draw:type="line" svg:x1="12.338cm" svg:y1="9.302cm" svg:x2="8.838cm" svg:y2="7.937cm" draw:start-shape="id22" draw:start-glue-point="4" draw:end-shape="id4" draw:end-glue-point="8" svg:d="M12338 9302l-3500-1365" svg:viewBox="0 0 3501 1366">
          <text:p/>
        </draw:connector>
        <draw:connector draw:style-name="gr6" draw:text-style-name="P1" draw:layer="layout" draw:type="line" svg:x1="12.338cm" svg:y1="9.302cm" svg:x2="9.538cm" svg:y2="7.937cm" draw:start-shape="id22" draw:start-glue-point="4" draw:end-shape="id6" draw:end-glue-point="8" svg:d="M12338 9302l-2800-1365" svg:viewBox="0 0 2801 1366">
          <text:p/>
        </draw:connector>
        <draw:connector draw:style-name="gr6" draw:text-style-name="P1" draw:layer="layout" draw:type="line" svg:x1="12.338cm" svg:y1="9.302cm" svg:x2="10.238cm" svg:y2="7.937cm" draw:start-shape="id22" draw:start-glue-point="4" draw:end-shape="id35" draw:end-glue-point="8" svg:d="M12338 9302l-2100-1365" svg:viewBox="0 0 2101 1366">
          <text:p/>
        </draw:connector>
        <draw:connector draw:style-name="gr6" draw:text-style-name="P1" draw:layer="layout" draw:type="line" svg:x1="12.338cm" svg:y1="9.302cm" svg:x2="10.938cm" svg:y2="7.937cm" draw:start-shape="id22" draw:start-glue-point="4" draw:end-shape="id33" draw:end-glue-point="8" svg:d="M12338 9302l-1400-1365" svg:viewBox="0 0 1401 1366">
          <text:p/>
        </draw:connector>
        <draw:connector draw:style-name="gr6" draw:text-style-name="P1" draw:layer="layout" draw:type="line" svg:x1="12.338cm" svg:y1="9.302cm" svg:x2="11.638cm" svg:y2="7.937cm" draw:start-shape="id22" draw:start-glue-point="4" draw:end-shape="id34" draw:end-glue-point="8" svg:d="M12338 9302l-700-1365" svg:viewBox="0 0 701 1366">
          <text:p/>
        </draw:connector>
        <draw:connector draw:style-name="gr6" draw:text-style-name="P1" draw:layer="layout" draw:type="line" svg:x1="12.338cm" svg:y1="9.302cm" svg:x2="12.338cm" svg:y2="7.937cm" draw:start-shape="id22" draw:start-glue-point="4" draw:end-shape="id12" draw:end-glue-point="8" svg:d="M12338 9302v-1365" svg:viewBox="0 0 1 1366">
          <text:p/>
        </draw:connector>
        <draw:connector draw:style-name="gr6" draw:text-style-name="P1" draw:layer="layout" draw:type="line" svg:x1="12.338cm" svg:y1="9.302cm" svg:x2="13.038cm" svg:y2="7.937cm" draw:start-shape="id22" draw:start-glue-point="4" draw:end-shape="id10" draw:end-glue-point="8" svg:d="M12338 9302l700-1365" svg:viewBox="0 0 701 1366">
          <text:p/>
        </draw:connector>
        <draw:connector draw:style-name="gr6" draw:text-style-name="P1" draw:layer="layout" draw:type="line" svg:x1="12.338cm" svg:y1="9.302cm" svg:x2="13.738cm" svg:y2="7.937cm" draw:start-shape="id22" draw:start-glue-point="4" draw:end-shape="id8" draw:end-glue-point="8" svg:d="M12338 9302l1400-1365" svg:viewBox="0 0 1401 1366">
          <text:p/>
        </draw:connector>
        <draw:connector draw:style-name="gr6" draw:text-style-name="P1" draw:layer="layout" draw:type="line" svg:x1="13.038cm" svg:y1="9.302cm" svg:x2="8.138cm" svg:y2="7.937cm" draw:start-shape="id24" draw:start-glue-point="4" draw:end-shape="id2" draw:end-glue-point="8" svg:d="M13038 9302l-4900-1365" svg:viewBox="0 0 4901 1366">
          <text:p/>
        </draw:connector>
        <draw:connector draw:style-name="gr6" draw:text-style-name="P1" draw:layer="layout" draw:type="line" svg:x1="13.038cm" svg:y1="9.302cm" svg:x2="8.838cm" svg:y2="7.937cm" draw:start-shape="id24" draw:start-glue-point="4" draw:end-shape="id4" draw:end-glue-point="8" svg:d="M13038 9302l-4200-1365" svg:viewBox="0 0 4201 1366">
          <text:p/>
        </draw:connector>
        <draw:connector draw:style-name="gr6" draw:text-style-name="P1" draw:layer="layout" draw:type="line" svg:x1="13.038cm" svg:y1="9.302cm" svg:x2="9.538cm" svg:y2="7.937cm" draw:start-shape="id24" draw:start-glue-point="4" draw:end-shape="id6" draw:end-glue-point="8" svg:d="M13038 9302l-3500-1365" svg:viewBox="0 0 3501 1366">
          <text:p/>
        </draw:connector>
        <draw:connector draw:style-name="gr6" draw:text-style-name="P1" draw:layer="layout" draw:type="line" svg:x1="13.038cm" svg:y1="9.302cm" svg:x2="10.238cm" svg:y2="7.937cm" draw:start-shape="id24" draw:start-glue-point="4" draw:end-shape="id35" draw:end-glue-point="8" svg:d="M13038 9302l-2800-1365" svg:viewBox="0 0 2801 1366">
          <text:p/>
        </draw:connector>
        <draw:connector draw:style-name="gr6" draw:text-style-name="P1" draw:layer="layout" draw:type="line" svg:x1="13.038cm" svg:y1="9.302cm" svg:x2="10.938cm" svg:y2="7.937cm" draw:start-shape="id24" draw:start-glue-point="4" draw:end-shape="id33" draw:end-glue-point="8" svg:d="M13038 9302l-2100-1365" svg:viewBox="0 0 2101 1366">
          <text:p/>
        </draw:connector>
        <draw:connector draw:style-name="gr6" draw:text-style-name="P1" draw:layer="layout" draw:type="line" svg:x1="13.038cm" svg:y1="9.302cm" svg:x2="11.638cm" svg:y2="7.937cm" draw:start-shape="id24" draw:start-glue-point="4" draw:end-shape="id34" draw:end-glue-point="8" svg:d="M13038 9302l-1400-1365" svg:viewBox="0 0 1401 1366">
          <text:p/>
        </draw:connector>
        <draw:connector draw:style-name="gr6" draw:text-style-name="P1" draw:layer="layout" draw:type="line" svg:x1="13.038cm" svg:y1="9.302cm" svg:x2="12.338cm" svg:y2="7.937cm" draw:start-shape="id24" draw:start-glue-point="4" draw:end-shape="id12" draw:end-glue-point="8" svg:d="M13038 9302l-700-1365" svg:viewBox="0 0 701 1366">
          <text:p/>
        </draw:connector>
        <draw:connector draw:style-name="gr6" draw:text-style-name="P1" draw:layer="layout" draw:type="line" svg:x1="13.038cm" svg:y1="9.302cm" svg:x2="13.038cm" svg:y2="7.937cm" draw:start-shape="id24" draw:start-glue-point="4" draw:end-shape="id10" draw:end-glue-point="8" svg:d="M13038 9302v-1365" svg:viewBox="0 0 1 1366">
          <text:p/>
        </draw:connector>
        <draw:connector draw:style-name="gr6" draw:text-style-name="P1" draw:layer="layout" draw:type="line" svg:x1="13.038cm" svg:y1="9.302cm" svg:x2="13.738cm" svg:y2="7.937cm" draw:start-shape="id24" draw:start-glue-point="4" draw:end-shape="id8" draw:end-glue-point="8" svg:d="M13038 9302l700-1365" svg:viewBox="0 0 701 1366">
          <text:p/>
        </draw:connector>
        <draw:custom-shape draw:style-name="gr2" draw:text-style-name="P2" xml:id="id37" draw:id="id37" draw:layer="layout" svg:width="0.635cm" svg:height="0.635cm" svg:x="15.967cm" svg:y="5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635cm" svg:height="0.635cm" svg:x="16.667cm" svg:y="5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6" draw:id="id36" draw:layer="layout" svg:width="0.635cm" svg:height="0.635cm" svg:x="15.26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0.635cm" svg:height="0.635cm" svg:x="15.96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0.635cm" svg:height="0.635cm" svg:x="16.66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0.635cm" svg:height="0.635cm" svg:x="17.367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635cm" svg:height="0.635cm" svg:x="15.713cm" svg:y="9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635cm" svg:height="0.635cm" svg:x="16.413cm" svg:y="9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635cm" svg:height="0.635cm" svg:x="17.113cm" svg:y="9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15.585cm" svg:y1="7.367cm" svg:x2="16.284cm" svg:y2="6.102cm" draw:start-shape="id36" draw:start-glue-point="4" draw:end-shape="id37" svg:d="M15585 7367l699-1265" svg:viewBox="0 0 700 1266">
          <text:p/>
        </draw:connector>
        <draw:connector draw:style-name="gr7" draw:text-style-name="P1" draw:layer="layout" draw:type="line" svg:x1="15.585cm" svg:y1="7.367cm" svg:x2="16.985cm" svg:y2="6.102cm" draw:start-shape="id36" draw:start-glue-point="4" draw:end-shape="id38" draw:end-glue-point="8" svg:d="M15585 7367l1400-1265" svg:viewBox="0 0 1401 1266">
          <text:p/>
        </draw:connector>
        <draw:connector draw:style-name="gr7" draw:text-style-name="P1" draw:layer="layout" draw:type="line" svg:x1="16.285cm" svg:y1="7.367cm" svg:x2="16.284cm" svg:y2="6.102cm" draw:start-shape="id39" draw:start-glue-point="4" draw:end-shape="id37" svg:d="M16285 7367l-1-1265" svg:viewBox="0 0 2 1266">
          <text:p/>
        </draw:connector>
        <draw:connector draw:style-name="gr7" draw:text-style-name="P1" draw:layer="layout" draw:type="line" svg:x1="16.285cm" svg:y1="7.367cm" svg:x2="16.984cm" svg:y2="6.102cm" draw:start-shape="id39" draw:start-glue-point="4" draw:end-shape="id38" svg:d="M16285 7367l699-1265" svg:viewBox="0 0 700 1266">
          <text:p/>
        </draw:connector>
        <draw:connector draw:style-name="gr7" draw:text-style-name="P1" draw:layer="layout" draw:type="line" svg:x1="16.985cm" svg:y1="7.367cm" svg:x2="16.285cm" svg:y2="6.102cm" draw:start-shape="id40" draw:start-glue-point="4" draw:end-shape="id37" draw:end-glue-point="8" svg:d="M16985 7367l-700-1265" svg:viewBox="0 0 701 1266">
          <text:p/>
        </draw:connector>
        <draw:connector draw:style-name="gr7" draw:text-style-name="P1" draw:layer="layout" draw:type="line" svg:x1="16.985cm" svg:y1="7.367cm" svg:x2="16.985cm" svg:y2="6.102cm" draw:start-shape="id40" draw:start-glue-point="4" draw:end-shape="id38" draw:end-glue-point="8" svg:d="M16985 7367v-1265" svg:viewBox="0 0 1 1266">
          <text:p/>
        </draw:connector>
        <draw:connector draw:style-name="gr7" draw:text-style-name="P1" draw:layer="layout" draw:type="line" svg:x1="17.685cm" svg:y1="7.367cm" svg:x2="16.285cm" svg:y2="6.102cm" draw:start-shape="id41" draw:start-glue-point="4" draw:end-shape="id37" draw:end-glue-point="8" svg:d="M17685 7367l-1400-1265" svg:viewBox="0 0 1401 1266">
          <text:p/>
        </draw:connector>
        <draw:connector draw:style-name="gr7" draw:text-style-name="P1" draw:layer="layout" draw:type="line" svg:x1="17.684cm" svg:y1="7.367cm" svg:x2="16.985cm" svg:y2="6.102cm" draw:start-shape="id41" draw:end-shape="id38" draw:end-glue-point="8" svg:d="M17684 7367l-699-1265" svg:viewBox="0 0 700 1266">
          <text:p/>
        </draw:connector>
        <draw:connector draw:style-name="gr7" draw:text-style-name="P1" draw:layer="layout" draw:type="line" svg:x1="16.031cm" svg:y1="9.367cm" svg:x2="15.585cm" svg:y2="8.002cm" draw:start-shape="id11" draw:start-glue-point="4" draw:end-shape="id36" draw:end-glue-point="8" svg:d="M16031 9367l-446-1365" svg:viewBox="0 0 447 1366">
          <text:p/>
        </draw:connector>
        <draw:connector draw:style-name="gr7" draw:text-style-name="P1" draw:layer="layout" draw:type="line" svg:x1="16.031cm" svg:y1="9.367cm" svg:x2="16.285cm" svg:y2="8.002cm" draw:start-shape="id11" draw:start-glue-point="4" draw:end-shape="id39" draw:end-glue-point="8" svg:d="M16031 9367l254-1365" svg:viewBox="0 0 255 1366">
          <text:p/>
        </draw:connector>
        <draw:connector draw:style-name="gr7" draw:text-style-name="P1" draw:layer="layout" draw:type="line" svg:x1="16.031cm" svg:y1="9.367cm" svg:x2="16.985cm" svg:y2="8.002cm" draw:start-shape="id11" draw:start-glue-point="4" draw:end-shape="id40" draw:end-glue-point="8" svg:d="M16031 9367l954-1365" svg:viewBox="0 0 955 1366">
          <text:p/>
        </draw:connector>
        <draw:connector draw:style-name="gr7" draw:text-style-name="P1" draw:layer="layout" draw:type="line" svg:x1="16.031cm" svg:y1="9.367cm" svg:x2="17.685cm" svg:y2="8.002cm" draw:start-shape="id11" draw:start-glue-point="4" draw:end-shape="id41" draw:end-glue-point="8" svg:d="M16031 9367l1654-1365" svg:viewBox="0 0 1655 1366">
          <text:p/>
        </draw:connector>
        <draw:connector draw:style-name="gr7" draw:text-style-name="P1" draw:layer="layout" draw:type="line" svg:x1="16.731cm" svg:y1="9.367cm" svg:x2="15.585cm" svg:y2="8.002cm" draw:start-shape="id9" draw:start-glue-point="4" draw:end-shape="id36" draw:end-glue-point="8" svg:d="M16731 9367l-1146-1365" svg:viewBox="0 0 1147 1366">
          <text:p/>
        </draw:connector>
        <draw:connector draw:style-name="gr7" draw:text-style-name="P1" draw:layer="layout" draw:type="line" svg:x1="16.731cm" svg:y1="9.367cm" svg:x2="16.285cm" svg:y2="8.002cm" draw:start-shape="id9" draw:start-glue-point="4" draw:end-shape="id39" draw:end-glue-point="8" svg:d="M16731 9367l-446-1365" svg:viewBox="0 0 447 1366">
          <text:p/>
        </draw:connector>
        <draw:connector draw:style-name="gr7" draw:text-style-name="P1" draw:layer="layout" draw:type="line" svg:x1="16.731cm" svg:y1="9.367cm" svg:x2="16.985cm" svg:y2="8.002cm" draw:start-shape="id9" draw:start-glue-point="4" draw:end-shape="id40" draw:end-glue-point="8" svg:d="M16731 9367l254-1365" svg:viewBox="0 0 255 1366">
          <text:p/>
        </draw:connector>
        <draw:connector draw:style-name="gr7" draw:text-style-name="P1" draw:layer="layout" draw:type="line" svg:x1="16.731cm" svg:y1="9.367cm" svg:x2="17.685cm" svg:y2="8.002cm" draw:start-shape="id9" draw:start-glue-point="4" draw:end-shape="id41" draw:end-glue-point="8" svg:d="M16731 9367l954-1365" svg:viewBox="0 0 955 1366">
          <text:p/>
        </draw:connector>
        <draw:connector draw:style-name="gr7" draw:text-style-name="P1" draw:layer="layout" draw:type="line" svg:x1="17.431cm" svg:y1="9.367cm" svg:x2="15.585cm" svg:y2="8.002cm" draw:start-shape="id7" draw:start-glue-point="4" draw:end-shape="id36" draw:end-glue-point="8" svg:d="M17431 9367l-1846-1365" svg:viewBox="0 0 1847 1366">
          <text:p/>
        </draw:connector>
        <draw:connector draw:style-name="gr7" draw:text-style-name="P1" draw:layer="layout" draw:type="line" svg:x1="17.431cm" svg:y1="9.367cm" svg:x2="16.285cm" svg:y2="8.002cm" draw:start-shape="id7" draw:start-glue-point="4" draw:end-shape="id39" draw:end-glue-point="8" svg:d="M17431 9367l-1146-1365" svg:viewBox="0 0 1147 1366">
          <text:p/>
        </draw:connector>
        <draw:connector draw:style-name="gr7" draw:text-style-name="P1" draw:layer="layout" draw:type="line" svg:x1="17.431cm" svg:y1="9.367cm" svg:x2="16.985cm" svg:y2="8.002cm" draw:start-shape="id7" draw:start-glue-point="4" draw:end-shape="id40" draw:end-glue-point="8" svg:d="M17431 9367l-446-1365" svg:viewBox="0 0 447 1366">
          <text:p/>
        </draw:connector>
        <draw:connector draw:style-name="gr7" draw:text-style-name="P1" draw:layer="layout" draw:type="line" svg:x1="17.431cm" svg:y1="9.367cm" svg:x2="17.685cm" svg:y2="8.002cm" draw:start-shape="id7" draw:start-glue-point="4" draw:end-shape="id41" draw:end-glue-point="8" svg:d="M17431 9367l254-1365" svg:viewBox="0 0 255 1366">
          <text:p/>
        </draw:connector>
        <draw:custom-shape draw:style-name="gr2" draw:text-style-name="P2" xml:id="id43" draw:id="id43" draw:layer="layout" svg:width="0.635cm" svg:height="0.635cm" svg:x="4.59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0.635cm" svg:height="0.635cm" svg:x="5.29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2" draw:id="id42" draw:layer="layout" svg:width="0.635cm" svg:height="0.635cm" svg:x="3.896cm" svg:y="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0.635cm" svg:height="0.635cm" svg:x="4.596cm" svg:y="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0.635cm" svg:height="0.635cm" svg:x="5.296cm" svg:y="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0.635cm" svg:height="0.635cm" svg:x="5.996cm" svg:y="7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635cm" svg:height="0.635cm" svg:x="4.342cm" svg:y="9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635cm" svg:height="0.635cm" svg:x="5.042cm" svg:y="9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635cm" svg:height="0.635cm" svg:x="5.742cm" svg:y="9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4.214cm" svg:y1="7.345cm" svg:x2="4.913cm" svg:y2="6.08cm" draw:start-shape="id42" draw:start-glue-point="4" draw:end-shape="id43" svg:d="M4214 7345l699-1265" svg:viewBox="0 0 700 1266">
          <text:p/>
        </draw:connector>
        <draw:connector draw:style-name="gr7" draw:text-style-name="P1" draw:layer="layout" draw:type="line" svg:x1="4.214cm" svg:y1="7.345cm" svg:x2="5.614cm" svg:y2="6.08cm" draw:start-shape="id42" draw:start-glue-point="4" draw:end-shape="id44" draw:end-glue-point="8" svg:d="M4214 7345l1400-1265" svg:viewBox="0 0 1401 1266">
          <text:p/>
        </draw:connector>
        <draw:connector draw:style-name="gr7" draw:text-style-name="P1" draw:layer="layout" draw:type="line" svg:x1="4.914cm" svg:y1="7.345cm" svg:x2="4.913cm" svg:y2="6.08cm" draw:start-shape="id45" draw:start-glue-point="4" draw:end-shape="id43" svg:d="M4914 7345l-1-1265" svg:viewBox="0 0 2 1266">
          <text:p/>
        </draw:connector>
        <draw:connector draw:style-name="gr7" draw:text-style-name="P1" draw:layer="layout" draw:type="line" svg:x1="4.914cm" svg:y1="7.345cm" svg:x2="5.613cm" svg:y2="6.08cm" draw:start-shape="id45" draw:start-glue-point="4" draw:end-shape="id44" svg:d="M4914 7345l699-1265" svg:viewBox="0 0 700 1266">
          <text:p/>
        </draw:connector>
        <draw:connector draw:style-name="gr7" draw:text-style-name="P1" draw:layer="layout" draw:type="line" svg:x1="5.614cm" svg:y1="7.345cm" svg:x2="4.914cm" svg:y2="6.08cm" draw:start-shape="id46" draw:start-glue-point="4" draw:end-shape="id43" draw:end-glue-point="8" svg:d="M5614 7345l-700-1265" svg:viewBox="0 0 701 1266">
          <text:p/>
        </draw:connector>
        <draw:connector draw:style-name="gr7" draw:text-style-name="P1" draw:layer="layout" draw:type="line" svg:x1="5.614cm" svg:y1="7.345cm" svg:x2="5.614cm" svg:y2="6.08cm" draw:start-shape="id46" draw:start-glue-point="4" draw:end-shape="id44" draw:end-glue-point="8" svg:d="M5614 7345v-1265" svg:viewBox="0 0 1 1266">
          <text:p/>
        </draw:connector>
        <draw:connector draw:style-name="gr7" draw:text-style-name="P1" draw:layer="layout" draw:type="line" svg:x1="6.314cm" svg:y1="7.345cm" svg:x2="4.914cm" svg:y2="6.08cm" draw:start-shape="id47" draw:start-glue-point="4" draw:end-shape="id43" draw:end-glue-point="8" svg:d="M6314 7345l-1400-1265" svg:viewBox="0 0 1401 1266">
          <text:p/>
        </draw:connector>
        <draw:connector draw:style-name="gr7" draw:text-style-name="P1" draw:layer="layout" draw:type="line" svg:x1="6.313cm" svg:y1="7.345cm" svg:x2="5.614cm" svg:y2="6.08cm" draw:start-shape="id47" draw:end-shape="id44" draw:end-glue-point="8" svg:d="M6313 7345l-699-1265" svg:viewBox="0 0 700 1266">
          <text:p/>
        </draw:connector>
        <draw:connector draw:style-name="gr7" draw:text-style-name="P1" draw:layer="layout" draw:type="line" svg:x1="4.66cm" svg:y1="9.345cm" svg:x2="4.214cm" svg:y2="7.98cm" draw:start-shape="id1" draw:start-glue-point="4" draw:end-shape="id42" draw:end-glue-point="8" svg:d="M4660 9345l-446-1365" svg:viewBox="0 0 447 1366">
          <text:p/>
        </draw:connector>
        <draw:connector draw:style-name="gr7" draw:text-style-name="P1" draw:layer="layout" draw:type="line" svg:x1="4.66cm" svg:y1="9.345cm" svg:x2="4.914cm" svg:y2="7.98cm" draw:start-shape="id1" draw:start-glue-point="4" draw:end-shape="id45" draw:end-glue-point="8" svg:d="M4660 9345l254-1365" svg:viewBox="0 0 255 1366">
          <text:p/>
        </draw:connector>
        <draw:connector draw:style-name="gr7" draw:text-style-name="P1" draw:layer="layout" draw:type="line" svg:x1="4.66cm" svg:y1="9.345cm" svg:x2="5.614cm" svg:y2="7.98cm" draw:start-shape="id1" draw:start-glue-point="4" draw:end-shape="id46" draw:end-glue-point="8" svg:d="M4660 9345l954-1365" svg:viewBox="0 0 955 1366">
          <text:p/>
        </draw:connector>
        <draw:connector draw:style-name="gr7" draw:text-style-name="P1" draw:layer="layout" draw:type="line" svg:x1="4.66cm" svg:y1="9.345cm" svg:x2="6.314cm" svg:y2="7.98cm" draw:start-shape="id1" draw:start-glue-point="4" draw:end-shape="id47" draw:end-glue-point="8" svg:d="M4660 9345l1654-1365" svg:viewBox="0 0 1655 1366">
          <text:p/>
        </draw:connector>
        <draw:connector draw:style-name="gr7" draw:text-style-name="P1" draw:layer="layout" draw:type="line" svg:x1="5.36cm" svg:y1="9.345cm" svg:x2="4.214cm" svg:y2="7.98cm" draw:start-shape="id3" draw:start-glue-point="4" draw:end-shape="id42" draw:end-glue-point="8" svg:d="M5360 9345l-1146-1365" svg:viewBox="0 0 1147 1366">
          <text:p/>
        </draw:connector>
        <draw:connector draw:style-name="gr7" draw:text-style-name="P1" draw:layer="layout" draw:type="line" svg:x1="5.36cm" svg:y1="9.345cm" svg:x2="4.914cm" svg:y2="7.98cm" draw:start-shape="id3" draw:start-glue-point="4" draw:end-shape="id45" draw:end-glue-point="8" svg:d="M5360 9345l-446-1365" svg:viewBox="0 0 447 1366">
          <text:p/>
        </draw:connector>
        <draw:connector draw:style-name="gr7" draw:text-style-name="P1" draw:layer="layout" draw:type="line" svg:x1="5.36cm" svg:y1="9.345cm" svg:x2="5.614cm" svg:y2="7.98cm" draw:start-shape="id3" draw:start-glue-point="4" draw:end-shape="id46" draw:end-glue-point="8" svg:d="M5360 9345l254-1365" svg:viewBox="0 0 255 1366">
          <text:p/>
        </draw:connector>
        <draw:connector draw:style-name="gr7" draw:text-style-name="P1" draw:layer="layout" draw:type="line" svg:x1="5.36cm" svg:y1="9.345cm" svg:x2="6.314cm" svg:y2="7.98cm" draw:start-shape="id3" draw:start-glue-point="4" draw:end-shape="id47" draw:end-glue-point="8" svg:d="M5360 9345l954-1365" svg:viewBox="0 0 955 1366">
          <text:p/>
        </draw:connector>
        <draw:connector draw:style-name="gr7" draw:text-style-name="P1" draw:layer="layout" draw:type="line" svg:x1="6.06cm" svg:y1="9.345cm" svg:x2="4.214cm" svg:y2="7.98cm" draw:start-shape="id5" draw:start-glue-point="4" draw:end-shape="id42" draw:end-glue-point="8" svg:d="M6060 9345l-1846-1365" svg:viewBox="0 0 1847 1366">
          <text:p/>
        </draw:connector>
        <draw:connector draw:style-name="gr7" draw:text-style-name="P1" draw:layer="layout" draw:type="line" svg:x1="6.06cm" svg:y1="9.345cm" svg:x2="4.914cm" svg:y2="7.98cm" draw:start-shape="id5" draw:start-glue-point="4" draw:end-shape="id45" draw:end-glue-point="8" svg:d="M6060 9345l-1146-1365" svg:viewBox="0 0 1147 1366">
          <text:p/>
        </draw:connector>
        <draw:connector draw:style-name="gr7" draw:text-style-name="P1" draw:layer="layout" draw:type="line" svg:x1="6.06cm" svg:y1="9.345cm" svg:x2="5.614cm" svg:y2="7.98cm" draw:start-shape="id5" draw:start-glue-point="4" draw:end-shape="id46" draw:end-glue-point="8" svg:d="M6060 9345l-446-1365" svg:viewBox="0 0 447 1366">
          <text:p/>
        </draw:connector>
        <draw:connector draw:style-name="gr7" draw:text-style-name="P1" draw:layer="layout" draw:type="line" svg:x1="6.06cm" svg:y1="9.345cm" svg:x2="6.314cm" svg:y2="7.98cm" draw:start-shape="id5" draw:start-glue-point="4" draw:end-shape="id47" draw:end-glue-point="8" svg:d="M6060 9345l254-1365" svg:viewBox="0 0 255 1366">
          <text:p/>
        </draw:connector>
        <draw:connector draw:style-name="gr1" draw:text-style-name="P1" draw:layer="layout" draw:type="curve" svg:x1="12.338cm" svg:y1="5.402cm" svg:x2="16.285cm" svg:y2="5.467cm" draw:start-shape="id29" draw:start-glue-point="4" draw:end-shape="id37" draw:end-glue-point="4" svg:d="M12338 5402c0-753 3947-785 3947 65" svg:viewBox="0 0 3948 635">
          <text:p/>
        </draw:connector>
        <draw:connector draw:style-name="gr1" draw:text-style-name="P1" draw:layer="layout" draw:type="curve" svg:x1="13.038cm" svg:y1="5.402cm" svg:x2="16.985cm" svg:y2="5.467cm" draw:start-shape="id31" draw:start-glue-point="4" draw:end-shape="id38" draw:end-glue-point="4" svg:d="M13038 5402c0-753 3947-785 3947 65" svg:viewBox="0 0 3948 635">
          <text:p/>
        </draw:connector>
        <draw:connector draw:style-name="gr1" draw:text-style-name="P1" draw:layer="layout" draw:type="curve" svg:x1="8.838cm" svg:y1="5.402cm" svg:x2="4.914cm" svg:y2="5.445cm" draw:start-shape="id25" draw:start-glue-point="4" draw:end-shape="id43" draw:end-glue-point="4" svg:d="M8838 5402c0-753-3924-774-3924 43" svg:viewBox="0 0 3925 611">
          <text:p/>
        </draw:connector>
        <draw:connector draw:style-name="gr1" draw:text-style-name="P1" draw:layer="layout" draw:type="curve" svg:x1="9.538cm" svg:y1="5.402cm" svg:x2="5.614cm" svg:y2="5.445cm" draw:start-shape="id27" draw:start-glue-point="4" draw:end-shape="id44" draw:end-glue-point="4" svg:d="M9538 5402c0-753-3924-774-3924 43" svg:viewBox="0 0 3925 611">
          <text:p/>
        </draw:connector>
        <draw:connector draw:style-name="gr6" draw:text-style-name="P1" draw:layer="layout" draw:type="line" svg:x1="8.847cm" svg:y1="4.302cm" svg:x2="8.852cm" svg:y2="3.598cm" draw:start-shape="id26" draw:start-glue-point="4" svg:d="M8847 4302l5-704" svg:viewBox="0 0 6 705">
          <text:p/>
        </draw:connector>
        <draw:connector draw:style-name="gr6" draw:text-style-name="P1" draw:layer="layout" draw:type="line" svg:x1="9.548cm" svg:y1="4.303cm" svg:x2="9.555cm" svg:y2="3.606cm" draw:start-shape="id28" draw:start-glue-point="4" svg:d="M9548 4303l7-697" svg:viewBox="0 0 8 698">
          <text:p/>
        </draw:connector>
        <draw:connector draw:style-name="gr6" draw:text-style-name="P1" draw:layer="layout" draw:type="line" svg:x1="12.348cm" svg:y1="4.303cm" svg:x2="12.352cm" svg:y2="3.621cm" draw:start-shape="id30" draw:start-glue-point="4" svg:d="M12348 4303l4-682" svg:viewBox="0 0 5 683">
          <text:p/>
        </draw:connector>
        <draw:connector draw:style-name="gr6" draw:text-style-name="P1" draw:layer="layout" draw:type="line" svg:x1="13.049cm" svg:y1="4.304cm" svg:x2="13.047cm" svg:y2="3.643cm" draw:start-shape="id32" draw:start-glue-point="4" svg:d="M13049 4304l-2-661" svg:viewBox="0 0 3 662">
          <text:p/>
        </draw:connector>
        <draw:connector draw:style-name="gr6" draw:text-style-name="P1" draw:layer="layout" draw:type="line" svg:x1="8.855cm" svg:y1="11.982cm" svg:x2="8.851cm" svg:y2="11.26cm" draw:end-shape="id13" draw:end-glue-point="8" svg:d="M8855 11982l-4-722" svg:viewBox="0 0 5 723">
          <text:p/>
        </draw:connector>
        <draw:connector draw:style-name="gr6" draw:text-style-name="P1" draw:layer="layout" draw:type="line" svg:x1="9.552cm" svg:y1="11.993cm" svg:x2="9.55cm" svg:y2="11.259cm" draw:end-shape="id15" draw:end-glue-point="8" svg:d="M9552 11993l-2-734" svg:viewBox="0 0 3 735">
          <text:p/>
        </draw:connector>
        <draw:connector draw:style-name="gr6" draw:text-style-name="P1" draw:layer="layout" draw:type="line" svg:x1="10.254cm" svg:y1="11.977cm" svg:x2="10.251cm" svg:y2="11.26cm" draw:end-shape="id17" draw:end-glue-point="8" svg:d="M10254 11977l-3-717" svg:viewBox="0 0 4 718">
          <text:p/>
        </draw:connector>
        <draw:connector draw:style-name="gr6" draw:text-style-name="P1" draw:layer="layout" draw:type="line" svg:x1="11.653cm" svg:y1="12.015cm" svg:x2="11.65cm" svg:y2="11.259cm" draw:end-shape="id19" draw:end-glue-point="8" svg:d="M11653 12015l-3-756" svg:viewBox="0 0 4 757">
          <text:p/>
        </draw:connector>
        <draw:connector draw:style-name="gr6" draw:text-style-name="P1" draw:layer="layout" draw:type="line" svg:x1="12.355cm" svg:y1="12.026cm" svg:x2="12.349cm" svg:y2="11.258cm" draw:end-shape="id21" draw:end-glue-point="8" svg:d="M12355 12026l-6-768" svg:viewBox="0 0 7 769">
          <text:p/>
        </draw:connector>
        <draw:connector draw:style-name="gr6" draw:text-style-name="P1" draw:layer="layout" draw:type="line" svg:x1="13.057cm" svg:y1="11.999cm" svg:x2="13.05cm" svg:y2="11.259cm" draw:end-shape="id23" draw:end-glue-point="8" svg:d="M13057 11999l-7-740" svg:viewBox="0 0 8 7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1:08:59.985287504</meta:creation-date>
    <dc:date>2018-03-08T16:16:08.707062188</dc:date>
    <meta:editing-duration>PT1H18M14S</meta:editing-duration>
    <meta:editing-cycles>32</meta:editing-cycles>
    <meta:generator>LibreOffice/5.1.6.2$MacOSX_X86_64 LibreOffice_project/07ac168c60a517dba0f0d7bc7540f5afa45f0909</meta:generator>
    <meta:document-statistic meta:object-count="207"/>
  </office:meta>
</office:document-meta>
</file>